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officeooo:paragraph-rsid="111cdaf8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8" style:family="paragraph">
      <style:paragraph-properties fo:text-align="start"/>
      <style:text-properties style:text-line-through-style="none" style:text-line-through-type="none" fo:font-family="Arial" style:font-style-name="Standaard" style:font-family-generic="swiss" style:font-pitch="variable" fo:font-size="12pt" fo:font-style="normal" style:text-underline-style="none" fo:font-weight="normal"/>
    </style:style>
    <style:style style:name="P9" style:family="paragraph" style:parent-style-name="Standard">
      <style:text-properties officeooo:paragraph-rsid="10eb1cc2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officeooo:paragraph-rsid="10a6ab30"/>
    </style:style>
    <style:style style:name="P25" style:family="paragraph" style:parent-style-name="Standard">
      <style:text-properties officeooo:paragraph-rsid="1104ef98"/>
    </style:style>
    <style:style style:name="P26" style:family="paragraph" style:parent-style-name="Footnote">
      <style:text-properties fo:color="#000000" loext:opacity="100%" style:font-name="Liberation Sans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officeooo:paragraph-rsid="0d1ec96e"/>
    </style:style>
    <style:style style:name="P28" style:family="paragraph" style:parent-style-name="Standard">
      <style:text-properties officeooo:paragraph-rsid="0dbec325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e8aa5aa" officeooo:paragraph-rsid="0e8aa5aa"/>
    </style:style>
    <style:style style:name="P31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32" style:family="paragraph" style:parent-style-name="Standard">
      <style:text-properties officeooo:paragraph-rsid="1108b645"/>
    </style:style>
    <style:style style:name="P33" style:family="paragraph" style:parent-style-name="Standard">
      <style:paragraph-properties fo:text-align="center" style:justify-single-word="false"/>
      <style:text-properties officeooo:paragraph-rsid="0fb98046"/>
    </style:style>
    <style:style style:name="P34" style:family="paragraph" style:parent-style-name="Standard">
      <style:text-properties officeooo:paragraph-rsid="0fb98046"/>
    </style:style>
    <style:style style:name="P35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6" style:family="paragraph" style:parent-style-name="Standard">
      <style:text-properties officeooo:rsid="0e8aa5aa" officeooo:paragraph-rsid="0fb98046"/>
    </style:style>
    <style:style style:name="P37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officeooo:paragraph-rsid="100a8329"/>
    </style:style>
    <style:style style:name="P41" style:family="paragraph" style:parent-style-name="Footnote">
      <style:text-properties officeooo:paragraph-rsid="105c5e96"/>
    </style:style>
    <style:style style:name="P42" style:family="paragraph" style:parent-style-name="Footnote">
      <style:text-properties style:font-name="Liberation Sans" officeooo:paragraph-rsid="1015e93a"/>
    </style:style>
    <style:style style:name="P43" style:family="paragraph" style:parent-style-name="Footnote">
      <style:text-properties officeooo:paragraph-rsid="104dd9dc"/>
    </style:style>
    <style:style style:name="P44" style:family="paragraph" style:parent-style-name="Footnote">
      <style:text-properties officeooo:paragraph-rsid="104cbf60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6" style:family="paragraph" style:parent-style-name="Standard">
      <style:paragraph-properties fo:text-align="center" style:justify-single-word="false"/>
      <style:text-properties officeooo:paragraph-rsid="0e03342d"/>
    </style:style>
    <style:style style:name="P47" style:family="paragraph" style:parent-style-name="Standard">
      <style:paragraph-properties fo:text-align="center" style:justify-single-word="false"/>
      <style:text-properties officeooo:paragraph-rsid="101431c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paragraph-properties fo:text-align="center" style:justify-single-word="false"/>
      <style:text-properties officeooo:paragraph-rsid="0d8c21b9"/>
    </style:style>
    <style:style style:name="P51" style:family="paragraph" style:parent-style-name="Standard">
      <style:text-properties officeooo:paragraph-rsid="0e2a40f4"/>
    </style:style>
    <style:style style:name="P52" style:family="paragraph" style:parent-style-name="Standard">
      <style:text-properties officeooo:rsid="0fde3dbd" officeooo:paragraph-rsid="102ebb87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55" style:family="paragraph" style:parent-style-name="Standard">
      <style:paragraph-properties fo:text-align="center" style:justify-single-word="false"/>
      <style:text-properties officeooo:paragraph-rsid="0fd58c4e"/>
    </style:style>
    <style:style style:name="P56" style:family="paragraph" style:parent-style-name="Standard">
      <style:text-properties officeooo:paragraph-rsid="0e0463fc"/>
    </style:style>
    <style:style style:name="P57" style:family="paragraph" style:parent-style-name="Standard">
      <style:text-properties officeooo:paragraph-rsid="101b90cf"/>
    </style:style>
    <style:style style:name="P58" style:family="paragraph" style:parent-style-name="Standard">
      <style:paragraph-properties fo:text-align="center" style:justify-single-word="false"/>
      <style:text-properties officeooo:paragraph-rsid="0e0bda5c"/>
    </style:style>
    <style:style style:name="P59" style:family="paragraph" style:parent-style-name="Standard">
      <style:paragraph-properties fo:text-align="center" style:justify-single-word="false"/>
      <style:text-properties officeooo:paragraph-rsid="10178c94"/>
    </style:style>
    <style:style style:name="P6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61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62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63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64" style:family="paragraph" style:parent-style-name="Standard">
      <style:text-properties officeooo:paragraph-rsid="0fad1a3f"/>
    </style:style>
    <style:style style:name="P65" style:family="paragraph" style:parent-style-name="Standard">
      <style:text-properties officeooo:paragraph-rsid="0fcd2b2a"/>
    </style:style>
    <style:style style:name="P66" style:family="paragraph" style:parent-style-name="Standard">
      <style:text-properties officeooo:paragraph-rsid="10bb6617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9" style:family="paragraph" style:parent-style-name="Standard">
      <style:text-properties officeooo:paragraph-rsid="04f68805"/>
    </style:style>
    <style:style style:name="P70" style:family="paragraph" style:parent-style-name="Standard">
      <style:paragraph-properties fo:text-align="center" style:justify-single-word="false"/>
      <style:text-properties officeooo:paragraph-rsid="0cc5fe5b"/>
    </style:style>
    <style:style style:name="P71" style:family="paragraph" style:parent-style-name="Standard">
      <style:text-properties officeooo:paragraph-rsid="10c51381"/>
    </style:style>
    <style:style style:name="P7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73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74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77" style:family="paragraph" style:parent-style-name="Standard">
      <style:paragraph-properties style:writing-mode="lr-tb"/>
      <style:text-properties officeooo:paragraph-rsid="11062487"/>
    </style:style>
    <style:style style:name="P78" style:family="paragraph" style:parent-style-name="Footnote">
      <style:text-properties style:font-name="Liberation Sans" fo:font-size="10pt" officeooo:paragraph-rsid="11180aad" style:font-size-asian="10pt" style:font-size-complex="10pt"/>
    </style:style>
    <style:style style:name="P79" style:family="paragraph" style:parent-style-name="Standard">
      <style:text-properties officeooo:paragraph-rsid="10e03ba9"/>
    </style:style>
    <style:style style:name="P80" style:family="paragraph" style:parent-style-name="Standard">
      <style:paragraph-properties fo:text-align="center" style:justify-single-word="false"/>
      <style:text-properties style:font-name="Liberation Sans" fo:font-size="12pt" officeooo:paragraph-rsid="0d1ec96e" style:font-size-asian="12pt" style:font-size-complex="12pt"/>
    </style:style>
    <style:style style:name="P81" style:family="paragraph" style:parent-style-name="Standard">
      <style:text-properties officeooo:paragraph-rsid="0fc931f5"/>
    </style:style>
    <style:style style:name="P82" style:family="paragraph" style:parent-style-name="Standard">
      <style:text-properties officeooo:paragraph-rsid="10ab1f0a"/>
    </style:style>
    <style:style style:name="P8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84" style:family="paragraph" style:parent-style-name="Standard">
      <style:text-properties officeooo:paragraph-rsid="0e8aa5aa"/>
    </style:style>
    <style:style style:name="P8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86" style:family="paragraph" style:parent-style-name="Standard">
      <style:text-properties officeooo:paragraph-rsid="11073611"/>
    </style:style>
    <style:style style:name="P87" style:family="paragraph" style:parent-style-name="Standard">
      <style:text-properties officeooo:paragraph-rsid="1020f7f1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paragraph-properties fo:text-align="center" style:justify-single-word="false"/>
      <style:text-properties officeooo:paragraph-rsid="0e38fc62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92" style:family="paragraph" style:parent-style-name="Footnote">
      <style:text-properties officeooo:rsid="043ccc66" officeooo:paragraph-rsid="0e849f1d"/>
    </style:style>
    <style:style style:name="P9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96" style:family="paragraph" style:parent-style-name="Standard">
      <style:paragraph-properties fo:text-align="center" style:justify-single-word="false"/>
      <style:text-properties officeooo:paragraph-rsid="0e82f1b0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234433"/>
    </style:style>
    <style:style style:name="P9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0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103" style:family="paragraph" style:parent-style-name="Standard">
      <style:text-properties officeooo:paragraph-rsid="0f99f892"/>
    </style:style>
    <style:style style:name="P104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style:font-size-asian="12pt" style:font-size-complex="12pt"/>
    </style:style>
    <style:style style:name="T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" style:family="text">
      <style:text-properties style:use-window-font-color="true" loext:opacity="0%" style:font-name="Liberation Sans" fo:font-size="12pt" fo:language="nl" fo:country="NL" style:text-underline-style="none" officeooo:rsid="106515af" fo:background-color="transparent" loext:char-shading-value="0" style:font-size-asian="12pt" style:language-asian="nl" style:country-asian="NL" style:font-name-complex="Bitstream Vera Sans" style:font-size-complex="12pt" style:language-complex="nl" style:country-complex="NL"/>
    </style:style>
    <style:style style:name="T18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style:text-underline-style="none" fo:background-color="transparent" loext:char-shading-value="0" style:font-size-asian="12pt" style:font-size-complex="12pt"/>
    </style:style>
    <style:style style:name="T2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" fo:font-size="12pt" fo:language="nl" fo:country="NL" fo:font-style="normal" officeooo:rsid="111cdaf8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" fo:font-size="12pt" style:text-underline-style="none" officeooo:rsid="1100bc87" fo:background-color="transparent" loext:char-shading-value="0" style:font-size-asian="12pt" style:font-size-complex="12pt"/>
    </style:style>
    <style:style style:name="T27" style:family="text">
      <style:text-properties style:font-name="Liberation Sans" fo:font-size="12pt" style:text-underline-style="none" officeooo:rsid="10f44ed2" fo:background-color="transparent" loext:char-shading-value="0" style:font-size-asian="12pt" style:font-size-complex="12pt"/>
    </style:style>
    <style:style style:name="T28" style:family="text">
      <style:text-properties style:font-name="Liberation Sans" fo:font-size="12pt" fo:background-color="transparent" loext:char-shading-value="0" style:font-size-asian="12pt" style:font-size-complex="12pt"/>
    </style:style>
    <style:style style:name="T29" style:family="text">
      <style:text-properties style:font-name="Liberation Sans" fo:font-size="12pt" officeooo:rsid="10cedf4f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fo:font-weight="normal" officeooo:rsid="111cdaf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officeooo:rsid="10cedf4f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1107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style:font-name="Liberation Sans" fo:font-size="12pt" fo:language="nl" fo:country="NL" style:text-underline-style="none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style:font-name="Liberation Sans" fo:font-size="12pt" officeooo:rsid="0d1ec96e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ee672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4" style:family="text">
      <style:text-properties style:font-name="Liberation Sans" fo:font-size="12pt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1123443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font-name="Liberation Sans" fo:font-size="12pt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officeooo:rsid="01657261" fo:background-color="transparent" loext:char-shading-value="0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1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16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121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22" style:family="text">
      <style:text-properties officeooo:rsid="04473353"/>
    </style:style>
    <style:style style:name="T123" style:family="text">
      <style:text-properties officeooo:rsid="0f95a7a0"/>
    </style:style>
    <style:style style:name="T124" style:family="text">
      <style:text-properties officeooo:rsid="0f8f58bd"/>
    </style:style>
    <style:style style:name="T125" style:family="text">
      <style:text-properties officeooo:rsid="0aace3cd"/>
    </style:style>
    <style:style style:name="T126" style:family="text">
      <style:text-properties style:font-name="Ubuntu" fo:font-size="10pt" officeooo:rsid="04473353" style:font-size-asian="10pt" style:font-size-complex="10pt"/>
    </style:style>
    <style:style style:name="T127" style:family="text">
      <style:text-properties fo:font-size="10pt" officeooo:rsid="04473353" style:font-size-asian="10pt" style:font-size-complex="10pt"/>
    </style:style>
    <style:style style:name="T128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5" style:family="text">
      <style:text-properties style:font-name="Liberation Sans" fo:font-size="10pt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42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officeooo:rsid="109fefdd" style:font-size-asian="10pt" style:language-asian="nl" style:country-asian="NL" style:font-style-asian="normal" style:font-name-complex="Bitstream Vera Sans" style:font-size-complex="10pt" style:font-style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officeooo:rsid="105755b2" style:font-size-asian="10pt" style:language-asian="nl" style:country-asian="NL" style:font-style-asian="normal" style:font-name-complex="Bitstream Vera Sans" style:font-size-complex="10pt" style:font-style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5755b2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9fefdd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0f8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2518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1e14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6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11cb39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officeooo:rsid="10048e31"/>
    </style:style>
    <style:style style:name="T181" style:family="text">
      <style:text-properties style:font-name="Liberation Sans" officeooo:rsid="10048e31"/>
    </style:style>
    <style:style style:name="T182" style:family="text">
      <style:text-properties officeooo:rsid="10048e31" style:font-size-asian="11pt" style:font-size-complex="11pt"/>
    </style:style>
    <style:style style:name="T183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family-asian="'DejaVu Sans'" style:font-family-generic-asian="swiss" style:font-pitch-asian="variable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4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5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86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officeooo:rsid="101b90cf"/>
    </style:style>
    <style:style style:name="T193" style:family="text">
      <style:text-properties officeooo:rsid="10b5b188"/>
    </style:style>
    <style:style style:name="T19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6" style:family="text">
      <style:text-properties officeooo:rsid="101e15d6"/>
    </style:style>
    <style:style style:name="T197" style:family="text">
      <style:text-properties officeooo:rsid="10a19599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f1139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style:font-name="Liberation Sans" fo:font-size="12pt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Desktop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draw:control text:anchor-type="as-char" svg:y="-0.4cm" draw:z-index="16" draw:name="Gebruiker 1" draw:style-name="gr1" draw:text-style-name="P6" svg:width="6.002cm" svg:height="0.5cm" draw:control="control15"><svg:title>Gebruiker</svg:title><svg:desc>Volledige naam, bijv. Jan Stek</svg:desc></draw:control><text:span text:style-name="T12"><text:tab/></text:span><text:span text:style-name="T13">b</text:span><text:span text:style-name="T14">ij</text:span><text:span text:style-name="T15">v.</text:span><text:span text:style-name="T16"> </text:span><text:span text:style-name="T17">Karel Zimmer</text:span></text:p>
      <text:p text:style-name="Standard"><text:span text:style-name="T18">&lt;</text:span><text:span text:style-name="T19">g</text:span><text:span text:style-name="T20">ebruikersnaam&gt;<text:tab/></text:span><text:span text:style-name="T21"><draw:control text:anchor-type="as-char" svg:y="-0.4cm" draw:z-index="17" draw:name="Gberuikersnaam 2" draw:style-name="gr1" draw:text-style-name="P6" svg:width="6.002cm" svg:height="0.5cm" draw:control="control16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Standard"><text:span text:style-name="T20">&lt;</text:span><text:span text:style-name="T26">c</text:span><text:span text:style-name="T27">omputernaam</text:span><text:span text:style-name="T20">&gt;</text:span><text:span text:style-name="T21"><text:tab/><text:tab/></text:span><text:span text:style-name="T28"><draw:control text:anchor-type="as-char" svg:y="-0.4cm" draw:z-index="18" draw:name="Computernaam 1" draw:style-name="gr1" draw:text-style-name="P6" svg:width="6.002cm" svg:height="0.5cm" draw:control="control17"><svg:title>Computernaam</svg:title><svg:desc>Unieke naam van de computer</svg:desc></draw:control></text:span><text:span text:style-name="T28"><text:tab/></text:span><text:span text:style-name="T29">b</text:span><text:span text:style-name="T30">ijv.</text:span><text:span text:style-name="T31"> </text:span><text:span text:style-name="T32">pc0</text:span><text:span text:style-name="T33">1</text:span></text:p>
      <text:p text:style-name="P7"><text:span text:style-name="T34">&lt;</text:span><text:span text:style-name="T35">g</text:span><text:span text:style-name="T36">ebruiker</text:span><text:span text:style-name="T34">&gt;<text:tab/></text:span><text:span text:style-name="T37"><text:tab/></text:span><text:span text:style-name="T11"> <text:tab/><text:tab/></text:span><text:span text:style-name="T12"><draw:control text:anchor-type="as-char" svg:y="-0.4cm" draw:z-index="19" draw:name="Gebruiker 2" draw:style-name="gr1" draw:text-style-name="P8" svg:width="6.002cm" svg:height="0.5cm" draw:control="control18"><svg:title>Gebruiker</svg:title><svg:desc>Volledige naam, bijv. Jan Stek</svg:desc></draw:control></text:span><text:span text:style-name="T12"><text:tab/></text:span><text:span text:style-name="T13">e</text:span><text:span text:style-name="T38">vt. </text:span><text:span text:style-name="T39">extra </text:span><text:span text:style-name="T38">gebruiker</text:span><text:span text:style-name="T39">s</text:span></text:p>
      <text:p text:style-name="P9"><text:span text:style-name="T34">&lt;</text:span><text:span text:style-name="T35">g</text:span><text:span text:style-name="T36">ebruikersnaam</text:span><text:span text:style-name="T34">&gt;<text:tab/></text:span><text:span text:style-name="T40"><draw:control text:anchor-type="as-char" svg:y="-0.4cm" draw:z-index="20" draw:name="Gberuikersnaam 1" draw:style-name="gr1" draw:text-style-name="P6" svg:width="6.002cm" svg:height="0.5cm" draw:control="control19"><svg:title>Gebruikersnaam</svg:title><svg:desc>Korte naam, bijv. jan</svg:desc></draw:control></text:span><text:span text:style-name="T40"><text:tab/></text:span><text:span text:style-name="T41">e</text:span><text:span text:style-name="T42">vt. </text:span><text:span text:style-name="T43">extra </text:span><text:span text:style-name="T42">gebruiker</text:span><text:span text:style-name="T43">s</text:span></text:p>
      <text:p text:style-name="P10"><text:span text:style-name="T44">v</text:span>ervang &lt;...&gt; in deze checklist door de waarde in het tekstvak.</text:p>
      <text:p text:style-name="P11"/>
      <text:p text:style-name="P12"/>
      <text:p text:style-name="P13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4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5"><text:span text:style-name="Strong_20_Emphasis"/></text:p>
      <text:p text:style-name="P15"><text:span text:style-name="Strong_20_Emphasis"/></text:p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8"><draw:control text:anchor-type="as-char" draw:z-index="2" draw:name="Vorm3" draw:style-name="gr2" draw:text-style-name="P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8"><draw:control text:anchor-type="as-char" draw:z-index="9" draw:name="Vorm 2" draw:style-name="gr2" draw:text-style-name="P19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20"><text:span text:style-name="T59">Aanmelden als &lt;</text:span><text:span text:style-name="T60">g</text:span><text:span text:style-name="T61">ebruike</text:span><text:span text:style-name="T62">r&gt;</text:span><text:span text:style-name="T63"><text:note text:id="ftn1" text:note-class="footnote"><text:note-citation>1</text:note-citation><text:note-body><text:p text:style-name="P21"><text:span text:style-name="T64">E</text:span><text:span text:style-name="T65">v</text:span><text:span text:style-name="T66">en</text:span><text:span text:style-name="T67">t</text:span><text:span text:style-name="T68">uele </text:span><text:span text:style-name="T69">extra </text:span><text:span text:style-name="T70">gebruiker</text:span><text:span text:style-name="T69">s aanmelden </text:span><text:span text:style-name="T71">en dezelfde stappen uitvoeren</text:span><text:span text:style-name="T72">.</text:span></text:p></text:note-body></text:note></text:span><text:span text:style-name="T63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59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59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1" draw:name="Vorm 5" draw:style-name="gr2" draw:text-style-name="P19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3" office:value-type="string">
            <text:p text:style-name="P25"><text:span text:style-name="T74">T</text:span><text:span text:style-name="T75">yp </text:span><text:span text:style-name="User_20_Entry"><text:span text:style-name="T76">term</text:span></text:span><text:span text:style-name="T77"> </text:span><text:span text:style-name="T74">op het activiteitenoverzicht</text:span><text:span text:style-name="T78"><text:note text:id="ftn2" text:note-class="footnote"><text:note-citation>2</text:note-citation><text:note-body><text:p text:style-name="P26">Druk op de Super (Windows/command/vergrootglas) toets of klik in de linkerbovenhoek.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82">Terminalvenster</text:span></text:span><text:span text:style-name="Strong_20_Emphasis"><text:span text:style-name="T83">-</text:span></text:span><text:span text:style-name="Strong_20_Emphasis"><text:span text:style-name="T80">pictogram</text:span></text:span><text:span text:style-name="Strong_20_Emphasis"><text:span text:style-name="T84">.</text:span></text:span><text:span text:style-name="Strong_20_Emphasis"><text:span text:style-name="T85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D4" office:value-type="string">
            <text:p text:style-name="P28"><text:span text:style-name="T86">Typ</text:span><text:span text:style-name="T85"> de </text:span><text:span text:style-name="T87">volgende </text:span><text:span text:style-name="T88">drie </text:span><text:span text:style-name="T85">opdrachten, ieder gevolgd door de </text:span><text:span text:style-name="T89">Enter</text:span><text:span text:style-name="T80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Standard"><text:span text:style-name="User_20_Entry"><text:span text:style-name="T90">sudo</text:span></text:span><text:span text:style-name="User_20_Entry"><text:span text:style-name="T91"> </text:span></text:span><text:span text:style-name="User_20_Entry"><text:span text:style-name="T90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Standard"><text:span text:style-name="User_20_Entry"><text:span text:style-name="T91">wget karelzimmer.nl/</text:span></text:span><text:span text:style-name="User_20_Entry"><text:span text:style-name="T92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Standard"><text:span text:style-name="User_20_Entry"><text:span text:style-name="T91">bash </text:span></text:span><text:span text:style-name="User_20_Entry"><text:span text:style-name="T93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0"><text:span text:style-name="T94">V</text:span><text:span text:style-name="T95">olg </text:span><text:span text:style-name="T96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2" draw:name="Vorm 7" draw:style-name="gr2" draw:text-style-name="P19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3" draw:name="Vorm 8" draw:style-name="gr2" draw:text-style-name="P19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32"><text:span text:style-name="T74">T</text:span><text:span text:style-name="T75">yp </text:span><text:span text:style-name="User_20_Entry"><text:span text:style-name="T97">menu</text:span></text:span><text:span text:style-name="T77"> </text:span><text:span text:style-name="T74">op het activiteitenoverzicht</text:span><text:span text:style-name="T98">2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99">Installatiem</text:span></text:span><text:span text:style-name="Strong_20_Emphasis"><text:span text:style-name="T100">enu</text:span></text:span><text:span text:style-name="Strong_20_Emphasis"><text:span text:style-name="T83">-</text:span></text:span><text:span text:style-name="Strong_20_Emphasis"><text:span text:style-name="T80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/></text:p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11" office:value-type="string">
            <text:p text:style-name="P34"><text:span text:style-name="T101">Selecteer</text:span><text:span text:style-name="T96"> </text:span><text:span text:style-name="Strong_20_Emphasis"><text:span text:style-name="T102">1</text:span></text:span><text:span text:style-name="T103"> </text:span><text:span text:style-name="T104">Installatie voorbereiden</text:span><text:span text:style-name="T105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2" office:value-type="string">
            <text:p text:style-name="P36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37"/>
      <text:list text:continue-numbering="true" text:style-name="L1">
        <text:list-item>
          <text:p text:style-name="P38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8"><draw:control text:anchor-type="as-char" draw:z-index="3" draw:name="Vorm9" draw:style-name="gr2" draw:text-style-name="P19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40"><text:span text:style-name="T106">Start de computer op vanaf</text:span><text:span text:style-name="T106"><text:note text:id="ftn3" text:note-class="footnote"><text:note-citation>1</text:note-citation><text:note-body><text:p text:style-name="P41"><text:span text:style-name="T107">B</text:span><text:span text:style-name="T108">ootmenu/</text:span><text:span text:style-name="T107">S</text:span><text:span text:style-name="T108">etup</text:span><text:span text:style-name="T109"> via </text:span><text:span text:style-name="T110">é</text:span><text:span text:style-name="T111">é</text:span><text:span text:style-name="T107">n van de </text:span><text:span text:style-name="T112">Veelgebruikte toetsen:</text:span><text:span text:style-name="T113"> </text:span><text:span text:style-name="T114">Esc</text:span><text:span text:style-name="T113">, </text:span><text:span text:style-name="T114">Delete</text:span><text:span text:style-name="T113">, </text:span><text:span text:style-name="T114">F1</text:span><text:span text:style-name="T113">, </text:span><text:span text:style-name="T114">F2</text:span><text:span text:style-name="T113">, </text:span><text:span text:style-name="T114">F9</text:span><text:span text:style-name="T113">, </text:span><text:span text:style-name="T114">F10</text:span><text:span text:style-name="T113">, </text:span><text:span text:style-name="T114">F11</text:span><text:span text:style-name="T113">, of </text:span><text:span text:style-name="T114">F12</text:span></text:p></text:note-body></text:note></text:span><text:span text:style-name="T106"> </text:span><text:span text:style-name="T115">een </text:span><text:span text:style-name="T116"><text:user-field-get text:name="Distro">Debian</text:user-field-get></text:span><text:span text:style-name="T117"><text:s/></text:span><text:span text:style-name="T118">Desktop</text:span><text:span text:style-name="T119"> </text:span><text:span text:style-name="T120">Live</text:span><text:span text:style-name="T121"><text:note text:id="ftn4" text:note-class="footnote"><text:note-citation>2</text:note-citation><text:note-body><text:p text:style-name="P42"><text:span text:style-name="T122">Vanaf een </text:span><text:span text:style-name="T123">L</text:span><text:span text:style-name="T122">ive </text:span><text:span text:style-name="T124">USB</text:span><text:span text:style-name="T125">-stick</text:span><text:span text:style-name="T126"> </text:span><text:span text:style-name="T122">kunt u opstarten en </text:span><text:span text:style-name="T127">met </text:span><text:span text:style-name="T128"><text:user-field-get text:name="Distro">Debian</text:user-field-get></text:span><text:span text:style-name="T128"><text:s/></text:span><text:span text:style-name="T122">werken zonder enige bestanden op de harde schijf te wijzigen en maakt ook installatie van </text:span><text:span text:style-name="T128"><text:user-field-get text:name="Distro">Debian</text:user-field-get></text:span><text:span text:style-name="T128"><text:s/></text:span><text:span text:style-name="T122">mogelijk.</text:span></text:p></text:note-body></text:note></text:span><text:span text:style-name="T129"> </text:span><text:span text:style-name="T130">USB</text:span><text:span text:style-name="T131">-stick</text:span><text:span text:style-name="T131"><text:note text:id="ftn5" text:note-class="footnote"><text:note-citation>3</text:note-citation><text:note-body><text:p text:style-name="P43"><text:span text:style-name="T132">Maak een opstartbare USB-stick</text:span><text:span text:style-name="T133">:</text:span><text:span text:style-name="Strong_20_Emphasis"><text:span text:style-name="T134"><text:line-break/></text:span></text:span><text:span text:style-name="T135">D</text:span><text:span text:style-name="T136">ow</text:span><text:span text:style-name="T137">nload </text:span><text:span text:style-name="T138">e</text:span><text:span text:style-name="T139">e</text:span><text:span text:style-name="T140">n</text:span><text:span text:style-name="T141"> </text:span><text:span text:style-name="T142">CD</text:span><text:span text:style-name="T143">-beeldbestand</text:span><text:span text:style-name="T137"> </text:span><text:span text:style-name="T144">(.iso) </text:span><text:span text:style-name="T145">v</text:span><text:span text:style-name="T146">anaf</text:span><text:span text:style-name="T147"> </text:span><text:a xlink:type="simple" xlink:href="https://www.debian.org/" text:style-name="Internet_20_link" text:visited-style-name="Visited_20_Internet_20_Link"><text:span text:style-name="T148">debian.org</text:span></text:a><text:span text:style-name="T147">, </text:span><text:span text:style-name="T149">klik </text:span><text:span text:style-name="T150">op </text:span><text:span text:style-name="sterk_20_accent_20_voetnoot"><text:span text:style-name="T151">Andere</text:span></text:span><text:span text:style-name="sterk_20_accent_20_voetnoot"><text:span text:style-name="T152"> downloads</text:span></text:span><text:span text:style-name="sterk_20_accent_20_voetnoot"><text:span text:style-name="T153"> (onder Download</text:span></text:span><text:span text:style-name="sterk_20_accent_20_voetnoot"><text:span text:style-name="T154">en</text:span></text:span><text:span text:style-name="sterk_20_accent_20_voetnoot"><text:span text:style-name="T153">)</text:span></text:span><text:span text:style-name="T150"> en vervolgens op </text:span><text:span text:style-name="T155">bijv</text:span><text:span text:style-name="T156">oo</text:span><text:span text:style-name="T157">rbeeld</text:span><text:span text:style-name="T150"> </text:span><text:span text:style-name="sterk_20_accent_20_voetnoot"><text:span text:style-name="T152">Live-Gnome</text:span></text:span><text:span text:style-name="T150"> (onder </text:span><text:span text:style-name="T150"><text:user-field-get text:name="Distro">Debian</text:user-field-get></text:span><text:span text:style-name="T150"><text:s/>Live </text:span><text:span text:style-name="T158">uitproberen voordat u installeert</text:span><text:span text:style-name="T150">).</text:span></text:p><text:p text:style-name="P44"><text:span text:style-name="Strong_20_Emphasis"><text:span text:style-name="T159"><text:tab/></text:span></text:span><text:span text:style-name="T160">De volgende stappen staan beschreven in </text:span><text:span text:style-name="sterk_20_accent_20_voetnoot"><text:span text:style-name="T161">Linux informatie</text:span></text:span><text:span text:style-name="T160">, te vinden op </text:span><text:a xlink:type="simple" xlink:href="https://karelzimmer.nl/nl" text:style-name="Internet_20_link" text:visited-style-name="Visited_20_Internet_20_Link"><text:span text:style-name="T162">karelzimmer.nl/nl</text:span></text:a><text:span text:style-name="T160">.</text:span></text:p></text:note-body></text:note>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/></text:p>
          </table:table-cell>
          <table:table-cell table:style-name="_32_._5f_Installatie_5f_uitvoeren.C2" office:value-type="string">
            <text:p text:style-name="P45"><text:span text:style-name="T101">Selecteer</text:span><text:span text:style-name="T164"> </text:span><text:span text:style-name="Strong_20_Emphasis"><text:span text:style-name="T165">Live </text:span></text:span><text:span text:style-name="Strong_20_Emphasis"><text:span text:style-name="T166">system (amd64)</text:span></text:span><text:span text:style-name="T167"> </text:span><text:span text:style-name="T168">en druk op de </text:span><text:span text:style-name="T169">Enter</text:span><text:span text:style-name="T170">-</text:span><text:span text:style-name="T80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7"><text:span text:style-name="Strong_20_Emphasis"><text:span text:style-name="T58"><draw:control text:anchor-type="as-char" draw:z-index="13" draw:name="Vorm13_ 2" draw:style-name="gr2" draw:text-style-name="P19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8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5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58"><draw:control text:anchor-type="as-char" draw:z-index="6" draw:name="Vorm13_1" draw:style-name="gr2" draw:text-style-name="P19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1"><text:span text:style-name="T171">Start de installatie</text:span><text:span text:style-name="T172"> </text:span><text:span text:style-name="T80">via </text:span><text:span text:style-name="T173">een </text:span><text:span text:style-name="T174">klik op </text:span><text:span text:style-name="Strong_20_Emphasis"><text:span text:style-name="T175">Activities</text:span></text:span><text:span text:style-name="T174"> en </text:span><text:span text:style-name="T176">een </text:span><text:span text:style-name="T174">klik op</text:span><text:span text:style-name="T177"> </text:span><text:span text:style-name="Strong_20_Emphasis"><text:span text:style-name="T178">Install Debian</text:span></text:span><text:span text:style-name="T179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52"><text:span text:style-name="T180">Typ</text:span><text:span text:style-name="T181"> </text:span><text:span text:style-name="User_20_Entry"><text:span text:style-name="T182">live</text:span></text:span><text:span text:style-name="T181"> als</text:span><text:span text:style-name="T180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><text:span text:style-name="Emphasis"><text:span text:style-name="T183">Volg de installatieschermen en vul deze in.</text:span></text:span><text:span text:style-name="T184"/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2" draw:style-name="gr2" draw:text-style-name="P19" svg:width="0.35cm" svg:height="0.35cm" draw:control="control27"/></text:span></text:p>
          </table:table-cell>
          <table:table-cell table:style-name="_32_._5f_Installatie_5f_uitvoeren.C8" office:value-type="string">
            <text:p text:style-name="Standard"><text:span text:style-name="T185">Maak verbinding met het </text:span><text:span text:style-name="T186">netwerk</text:span><text:span text:style-name="T185">; essentieel voor taalinstelling en softwareselectie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58"><draw:control text:anchor-type="as-char" draw:z-index="8" draw:name="Vorm13_ 1" draw:style-name="gr2" draw:text-style-name="P19" svg:width="0.35cm" svg:height="0.35cm" draw:control="control7"/></text:span></text:span></text:p>
          </table:table-cell>
          <table:table-cell table:style-name="_32_._5f_Installatie_5f_uitvoeren.C13" office:value-type="string">
            <text:p text:style-name="P56"><text:span text:style-name="T171">Bij </text:span><text:span text:style-name="Strong_20_Emphasis"><text:span text:style-name="T187">Welcome</text:span></text:span><text:span text:style-name="T171">: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3" office:value-type="string">
            <text:p text:style-name="P57"><text:span text:style-name="T188">K</text:span><text:span text:style-name="T171">ies </text:span><text:span text:style-name="Strong_20_Emphasis"><text:span text:style-name="T187">Nederlands</text:span></text:span><text:span text:style-name="T171"> </text:span><text:span text:style-name="T189">en klik op </text:span><text:span text:style-name="Strong_20_Emphasis"><text:span text:style-name="T190">Volgende</text:span></text:span><text:span text:style-name="T189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3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9"><text:span text:style-name="Strong_20_Emphasis"><text:span text:style-name="T58"><draw:control text:anchor-type="as-char" draw:z-index="14" draw:name="Vorm13_ 3" draw:style-name="gr2" draw:text-style-name="P19" svg:width="0.35cm" svg:height="0.35cm" draw:control="control13"/></text:span></text:span></text:p>
          </table:table-cell>
          <table:table-cell table:style-name="_32_._5f_Installatie_5f_uitvoeren.C16" office:value-type="string">
            <text:p text:style-name="P60">Bij <text:span text:style-name="T191">Locatie</text:span>: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6" office:value-type="string">
            <text:p text:style-name="P61"><text:span text:style-name="T192">B</text:span>ij <text:span text:style-name="T191">Regio</text:span> <text:span text:style-name="T192">kies</text:span> <text:span text:style-name="T191">Europa</text:span> <text:span text:style-name="T193">en </text:span><text:span text:style-name="T194">klik op </text:span><text:span text:style-name="Strong_20_Emphasis"><text:span text:style-name="T195">Volgende</text:span>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6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9"><text:span text:style-name="Strong_20_Emphasis"><text:span text:style-name="T58"><draw:control text:anchor-type="as-char" draw:z-index="15" draw:name="Vorm13_ 4" draw:style-name="gr2" draw:text-style-name="P19" svg:width="0.35cm" svg:height="0.35cm" draw:control="control14"/></text:span></text:span></text:p>
          </table:table-cell>
          <table:table-cell table:style-name="_32_._5f_Installatie_5f_uitvoeren.C19" office:value-type="string">
            <text:p text:style-name="P60">Bij <text:span text:style-name="T191">Toetsenbord</text:span>: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9" office:value-type="string">
            <text:p text:style-name="P61"><text:span text:style-name="T196">K</text:span>ies <text:span text:style-name="T191">English (US)</text:span> <text:span text:style-name="T197">en </text:span><text:span text:style-name="Strong_20_Emphasis"><text:span text:style-name="T197">English (US, intl., with dead keys)</text:span></text:span><text:span text:style-name="T197">, </text:span><text:span text:style-name="T193">en </text:span><text:span text:style-name="T194">klik op </text:span><text:span text:style-name="Strong_20_Emphasis"><text:span text:style-name="T195">Volgende</text:span>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1" office:value-type="string">
            <text:p text:style-name="P60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8"><draw:control text:anchor-type="as-char" draw:z-index="4" draw:name="Vorm13" draw:style-name="gr2" draw:text-style-name="P19" svg:width="0.35cm" svg:height="0.35cm" draw:control="control3"/></text:span></text:span></text:p>
          </table:table-cell>
          <table:table-cell table:style-name="_32_._5f_Installatie_5f_uitvoeren.C22" office:value-type="string">
            <text:p text:style-name="P64"><text:span text:style-name="T198">Bij </text:span><text:span text:style-name="Strong_20_Emphasis"><text:span text:style-name="T199">Gebruikers</text:span></text:span><text:span text:style-name="T198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3" office:value-type="string">
            <text:p text:style-name="P65"><text:span text:style-name="T200">V</text:span><text:span text:style-name="T198">ul in </text:span><text:span text:style-name="Strong_20_Emphasis"><text:span text:style-name="T201">Wat is je naam?</text:span></text:span><text:span text:style-name="T202"> &lt;</text:span><text:span text:style-name="T203">gebruiker&gt;</text:span><text:span text:style-name="T204">,</text:span><text:span text:style-name="Strong_20_Emphasis"><text:span text:style-name="T205"><text:line-break/></text:span></text:span><text:span text:style-name="Strong_20_Emphasis"><text:span text:style-name="T201">Welke naam wil je gebruiken om in te loggen?</text:span></text:span><text:span text:style-name="T206"> &lt;</text:span><text:span text:style-name="T207">gebruikers</text:span><text:span text:style-name="T203">naam&gt;</text:span><text:span text:style-name="T171">,</text:span><text:span text:style-name="Strong_20_Emphasis"><text:span text:style-name="T208"><text:line-break/></text:span></text:span><text:span text:style-name="Strong_20_Emphasis"><text:span text:style-name="T209">Wat is de </text:span></text:span><text:span text:style-name="Strong_20_Emphasis"><text:span text:style-name="T201">naam van deze </text:span></text:span><text:span text:style-name="Strong_20_Emphasis"><text:span text:style-name="T209">computer</text:span></text:span><text:span text:style-name="Strong_20_Emphasis"><text:span text:style-name="T210"> </text:span></text:span><text:span text:style-name="T211">&lt;</text:span><text:span text:style-name="T203">computernaam&gt;</text:span><text:span text:style-name="T202">,</text:span></text:p>
            <text:p text:style-name="P66"><text:span text:style-name="T206">v</text:span><text:span text:style-name="T202">ul </text:span><text:span text:style-name="T212">tweemaal het </text:span><text:span text:style-name="Strong_20_Emphasis"><text:span text:style-name="T213">wachtwoord</text:span></text:span><text:span text:style-name="T212"> </text:span><text:span text:style-name="T202">in</text:span><text:span text:style-name="T214"> </text:span><text:span text:style-name="T189">en klik op </text:span><text:span text:style-name="Strong_20_Emphasis"><text:span text:style-name="T215">Volgende</text:span></text:span><text:span text:style-name="T189">.</text:span></text:p>
          </table:table-cell>
        </table:table-row>
      </table:table>
      <text:p text:style-name="P67"><text:span text:style-name="Strong_20_Emphasis"/></text:p>
      <text:list text:continue-numbering="true" text:style-name="L1">
        <text:list-item>
          <text:p text:style-name="P68"><text:span text:style-name="Strong_20_Emphasis"><text:span text:style-name="T216">Installatie </text:span></text:span><text:span text:style-name="Strong_20_Emphasis"><text:span text:style-name="T217">afronden</text:span></text:span></text:p>
        </text:list-item>
      </text:list>
      <text:p text:style-name="P69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58"><draw:control text:anchor-type="as-char" draw:z-index="5" draw:name="Vorm22" draw:style-name="gr2" draw:text-style-name="P1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1"><text:span text:style-name="T218">Aanmelden als </text:span><text:span text:style-name="T59">&lt;</text:span><text:span text:style-name="T61">gebruike</text:span><text:span text:style-name="T62">r&gt;</text:span><text:span text:style-name="T173">.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2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5"><text:span text:style-name="Strong_20_Emphasis"><text:span text:style-name="T219"><draw:control text:anchor-type="as-char" draw:z-index="11" draw:name="Vorm 1" draw:style-name="gr2" draw:text-style-name="P19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6"><text:span text:style-name="T220">Volg de welkomstschermen.</text:span><text:span text:style-name="T221"/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24"><text:span text:style-name="Strong_20_Emphasis"><text:span text:style-name="T73"><draw:control text:anchor-type="as-char" draw:z-index="24" draw:name="Vorm4" draw:style-name="gr2" draw:text-style-name="P19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77"><text:span text:style-name="T74">T</text:span><text:span text:style-name="T75">yp </text:span><text:span text:style-name="User_20_Entry"><text:span text:style-name="T222">term</text:span></text:span><text:span text:style-name="T77"> </text:span><text:span text:style-name="T74">op het activiteitenoverzicht</text:span><text:span text:style-name="T78"><text:note text:id="ftn6" text:note-class="footnote"><text:note-citation>1</text:note-citation><text:note-body><text:p text:style-name="P78"><text:span text:style-name="T223">Druk op de Super (Windows/command/vergrootglas) toets of klik in de linkerbovenhoek.</text:span><text:span text:style-name="T223"/>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82">Terminalvenster</text:span></text:span><text:span text:style-name="Strong_20_Emphasis"><text:span text:style-name="T83">-</text:span></text:span><text:span text:style-name="Strong_20_Emphasis"><text:span text:style-name="T80">pictogram</text:span></text:span><text:span text:style-name="Strong_20_Emphasis"><text:span text:style-name="T84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><text:span text:style-name="Strong_20_Emphasis"/></text:p>
          </table:table-cell>
          <table:table-cell table:style-name="_33_._5f_Installatie_5f_afronden.C6" office:value-type="string">
            <text:p text:style-name="P79"><text:span text:style-name="T86">Typ</text:span><text:span text:style-name="T85"> de </text:span><text:span text:style-name="T87">volgende </text:span><text:span text:style-name="T88">drie </text:span><text:span text:style-name="T85">opdrachten, ieder gevolgd door de </text:span><text:span text:style-name="T224">Enter</text:span><text:span text:style-name="T80">-toets: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7" office:value-type="string">
            <text:p text:style-name="P81"><text:span text:style-name="User_20_Entry"><text:span text:style-name="T90">sudo</text:span></text:span><text:span text:style-name="User_20_Entry"><text:span text:style-name="T91"> </text:span></text:span><text:span text:style-name="User_20_Entry"><text:span text:style-name="T90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82"><text:span text:style-name="User_20_Entry"><text:span text:style-name="T91">wget karelzimmer.nl/</text:span></text:span><text:span text:style-name="User_20_Entry"><text:span text:style-name="T92">get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82"><text:span text:style-name="User_20_Entry"><text:span text:style-name="T91">bash </text:span></text:span><text:span text:style-name="User_20_Entry"><text:span text:style-name="T93">g</text:span></text:span><text:span text:style-name="User_20_Entry"><text:span text:style-name="T225">etkz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0" office:value-type="string">
            <text:p text:style-name="P84"><text:span text:style-name="Strong_20_Emphasis"><text:span text:style-name="T88">V</text:span></text:span><text:span text:style-name="Strong_20_Emphasis"><text:span text:style-name="T95">olg </text:span></text:span><text:span text:style-name="Strong_20_Emphasis"><text:span text:style-name="T9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1" office:value-type="string">
            <text:p text:style-name="P85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24"><text:span text:style-name="Strong_20_Emphasis"><text:span text:style-name="T73"><draw:control text:anchor-type="as-char" draw:z-index="25" draw:name="Vorm 6" draw:style-name="gr2" draw:text-style-name="P19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86"><text:span text:style-name="T74">T</text:span><text:span text:style-name="T75">yp </text:span><text:span text:style-name="User_20_Entry"><text:span text:style-name="T226">menu</text:span></text:span><text:span text:style-name="T77"> </text:span><text:span text:style-name="T74">op het activiteitenoverzicht</text:span><text:span text:style-name="T98">1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99">Installatiem</text:span></text:span><text:span text:style-name="Strong_20_Emphasis"><text:span text:style-name="T100">enu</text:span></text:span><text:span text:style-name="Strong_20_Emphasis"><text:span text:style-name="T82">-</text:span></text:span><text:span text:style-name="Strong_20_Emphasis"><text:span text:style-name="T80">pictogram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/></text:p>
          </table:table-cell>
          <table:table-cell table:style-name="_33_._5f_Installatie_5f_afronden.C13" office:value-type="string">
            <text:p text:style-name="P87"><text:span text:style-name="T101">Selecteer</text:span><text:span text:style-name="T227"> </text:span><text:span text:style-name="Strong_20_Emphasis"><text:span text:style-name="T228">3</text:span></text:span><text:span text:style-name="T229"> </text:span><text:span text:style-name="T230">Installatie</text:span><text:span text:style-name="T231"> </text:span><text:span text:style-name="T232">afronden</text:span><text:span text:style-name="T105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4" office:value-type="string">
            <text:p text:style-name="P36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69"><text:span text:style-name="Strong_20_Emphasis"><text:span text:style-name="T96"><text:tab/></text:span></text:span></text:p>
      <text:list text:continue-numbering="true" text:style-name="L1">
        <text:list-item>
          <text:p text:style-name="P88"><text:span text:style-name="Strong_20_Emphasis"><text:span text:style-name="T233">Gebruiker inrichten</text:span></text:span></text:p>
        </text:list-item>
      </text:list>
      <text:p text:style-name="P8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><text:span text:style-name="Strong_20_Emphasis"><text:span text:style-name="T58"><draw:control text:anchor-type="as-char" draw:z-index="7" draw:name="Vorm36_0" draw:style-name="gr2" draw:text-style-name="P19" svg:width="0.35cm" svg:height="0.35cm" draw:control="control6"/></text:span></text:span></text:p>
          </table:table-cell>
          <table:table-cell table:style-name="Tabel2.A1" office:value-type="string">
            <text:p text:style-name="P90"><text:span text:style-name="Strong_20_Emphasis"><text:span text:style-name="T58"><draw:control text:anchor-type="as-char" draw:z-index="10" draw:name="Vorm36_ 1" draw:style-name="gr2" draw:text-style-name="P19" svg:width="0.35cm" svg:height="0.35cm" draw:control="control9"/></text:span></text:span></text:p>
          </table:table-cell>
          <table:table-cell table:style-name="Tabel2.D1" office:value-type="string">
            <text:p text:style-name="P91"><text:span text:style-name="T218">Aanmelden als </text:span><text:span text:style-name="T59">&lt;</text:span><text:span text:style-name="T61">gebruike</text:span><text:span text:style-name="T62">r&gt;</text:span><text:span text:style-name="T63"><text:note text:id="ftn7" text:note-class="footnote"><text:note-citation>1</text:note-citation><text:note-body><text:p text:style-name="P92"><text:span text:style-name="T234">E</text:span><text:span text:style-name="T235">v</text:span><text:span text:style-name="T236">en</text:span><text:span text:style-name="T237">t</text:span><text:span text:style-name="T238">uele </text:span><text:span text:style-name="T239">extra </text:span><text:span text:style-name="T70">gebruiker</text:span><text:span text:style-name="T239">s aanmelden </text:span><text:span text:style-name="T240">en dezelfde stappen uitvoeren</text:span><text:span text:style-name="T241">.</text:span></text:p></text:note-body></text:note></text:span><text:span text:style-name="T218">.</text:span></text:p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D2" office:value-type="string">
            <text:p text:style-name="P94"/>
          </table:table-cell>
        </table:table-row>
        <table:table-row table:style-name="Tabel2.3"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0"><text:span text:style-name="Strong_20_Emphasis"/></text:p>
          </table:table-cell>
          <table:table-cell table:style-name="Tabel2.A1" office:value-type="string">
            <text:p text:style-name="P90"><text:span text:style-name="Strong_20_Emphasis"><text:span text:style-name="T58"><draw:control text:anchor-type="as-char" draw:z-index="12" draw:name="Vorm36_ 4" draw:style-name="gr2" draw:text-style-name="P19" svg:width="0.35cm" svg:height="0.35cm" draw:control="control11"/></text:span></text:span></text:p>
          </table:table-cell>
          <table:table-cell table:style-name="Tabel2.D2" office:value-type="string">
            <text:p text:style-name="P95"><text:span text:style-name="T242">Volg de welkomstschermen.</text:span><text:span text:style-name="T243"/></text:p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D2" office:value-type="string">
            <text:p text:style-name="P94"/>
          </table:table-cell>
        </table:table-row>
        <table:table-row>
          <table:table-cell table:style-name="Tabel2.A1" office:value-type="string">
            <text:p text:style-name="P96"/>
          </table:table-cell>
          <table:table-cell table:style-name="Tabel2.A1" office:value-type="string">
            <text:p text:style-name="P24"><text:span text:style-name="Strong_20_Emphasis"><text:span text:style-name="T73"><draw:control text:anchor-type="as-char" draw:z-index="26" draw:name="Vorm 9" draw:style-name="gr2" draw:text-style-name="P19" svg:width="0.35cm" svg:height="0.35cm" draw:control="control25"/></text:span></text:span></text:p>
          </table:table-cell>
          <table:table-cell table:style-name="Tabel2.A1" office:value-type="string">
            <text:p text:style-name="P24"><text:span text:style-name="Strong_20_Emphasis"><text:span text:style-name="T73"><draw:control text:anchor-type="as-char" draw:z-index="27" draw:name="Vorm 10" draw:style-name="gr2" draw:text-style-name="P19" svg:width="0.35cm" svg:height="0.35cm" draw:control="control26"/></text:span></text:span></text:p>
          </table:table-cell>
          <table:table-cell table:style-name="Tabel2.D5" office:value-type="string">
            <text:p text:style-name="P97"><text:span text:style-name="T74">T</text:span><text:span text:style-name="T75">yp </text:span><text:span text:style-name="User_20_Entry"><text:span text:style-name="T244">menu</text:span></text:span><text:span text:style-name="T77"> </text:span><text:span text:style-name="T74">op het activiteitenoverzicht</text:span><text:span text:style-name="T78"><text:note text:id="ftn0" text:note-class="footnote"><text:note-citation>2</text:note-citation><text:note-body><text:p text:style-name="P26">Druk op de Super (Windows/command/vergrootglas) toets of klik in de linkerbovenhoek.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99">Installatiem</text:span></text:span><text:span text:style-name="Strong_20_Emphasis"><text:span text:style-name="T100">enu</text:span></text:span><text:span text:style-name="Strong_20_Emphasis"><text:span text:style-name="T83">-</text:span></text:span><text:span text:style-name="Strong_20_Emphasis"><text:span text:style-name="T80">pictogram.</text:span></text:span></text:p>
          </table:table-cell>
        </table:table-row>
        <table:table-row>
          <table:table-cell table:style-name="Tabel2.A1" office:value-type="string">
            <text:p text:style-name="P98"/>
          </table:table-cell>
          <table:table-cell table:style-name="Tabel2.A1" office:value-type="string">
            <text:p text:style-name="P98"/>
          </table:table-cell>
          <table:table-cell table:style-name="Tabel2.A1" office:value-type="string">
            <text:p text:style-name="P98"/>
          </table:table-cell>
          <table:table-cell table:style-name="Tabel2.D6" office:value-type="string">
            <text:p text:style-name="P99"><text:span text:style-name="T101">Selecteer</text:span><text:span text:style-name="T227"> </text:span><text:span text:style-name="Strong_20_Emphasis"><text:span text:style-name="T228">4</text:span></text:span><text:span text:style-name="T229"> </text:span><text:span text:style-name="T245">Gebruiker inrichten</text:span><text:span text:style-name="T105">.</text:span></text:p>
          </table:table-cell>
        </table:table-row>
        <table:table-row>
          <table:table-cell table:style-name="Tabel2.A1" office:value-type="string">
            <text:p text:style-name="P98"/>
          </table:table-cell>
          <table:table-cell table:style-name="Tabel2.A1" office:value-type="string">
            <text:p text:style-name="P98"/>
          </table:table-cell>
          <table:table-cell table:style-name="Tabel2.A1" office:value-type="string">
            <text:p text:style-name="P98"/>
          </table:table-cell>
          <table:table-cell table:style-name="Tabel2.D7" office:value-type="string">
            <text:p text:style-name="P100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101"/>
      <text:p text:style-name="P102"/>
      <text:p text:style-name="P103"><text:span text:style-name="T246">E</text:span><text:span text:style-name="T247">inde c</text:span><text:span text:style-name="T248">hecklist, </text:span><text:span text:style-name="T249">d</text:span><text:span text:style-name="T248">e</text:span><text:span text:style-name="T250"> installatie van </text:span><text:span text:style-name="T250"><text:user-field-get text:name="Distro">Debian</text:user-field-get></text:span><text:span text:style-name="T117"><text:s/></text:span><text:span text:style-name="T118">Des</text:span><text:span text:style-name="T251">k</text:span><text:span text:style-name="T118">top</text:span><text:span text:style-name="T119"> </text:span><text:span text:style-name="T250">is voltooid.</text:span></text:p>
      <text:p text:style-name="P104"/>
      <text:list text:style-name="L2">
        <text:list-header>
          <text:p text:style-name="P105"><text:span text:style-name="T252">Geschreven door </text:span><text:a xlink:type="simple" xlink:href="mailto:info@karelzimmer.nl?subject=Checklist%20installatie%20Linux" text:style-name="Internet_20_link" text:visited-style-name="Visited_20_Internet_20_Link"><text:span text:style-name="T253">Karel Zimmer</text:span></text:a><text:span text:style-name="T254">.</text:span></text:p>
          <text:p text:style-name="P106"><text:span text:style-name="T255">Licentie </text:span><text:span text:style-name="T254">C</text:span><text:span text:style-name="T256">C0</text:span><text:span text:style-name="T254"> 1.0 </text:span><text:span text:style-name="T257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7"><text:s/></text:span><text:span text:style-name="T257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7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5-08-19T15:13:58.912085560">19-08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3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8-19T15:13:58.820989993</dc:date>
    <meta:keyword>Installatie</meta:keyword>
    <meta:keyword>Checklist</meta:keyword>
    <meta:keyword>Linux</meta:keyword>
    <meta:editing-cycles>7086</meta:editing-cycles>
    <meta:editing-duration>P12DT22H16M35S</meta:editing-duration>
    <meta:print-date>2025-02-26T16:34:17.960837243</meta:print-date>
    <dc:creator>Karel Zimmer</dc:creator>
    <meta:document-statistic meta:table-count="4" meta:image-count="2" meta:object-count="0" meta:page-count="4" meta:paragraph-count="95" meta:word-count="503" meta:character-count="3543" meta:non-whitespace-character-count="3091"/>
    <meta:user-defined meta:name="Info 1"/>
    <meta:user-defined meta:name="Info 2"/>
    <meta:user-defined meta:name="Info 3"/>
    <meta:user-defined meta:name="Info 4"/>
  </office:meta>
</office:document-meta>
</file>